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Google Sans Text" fo:font-weight="bold" style:font-weight-asian="bold" style:font-weight-complex="bold"/>
    </style:style>
    <style:style style:name="P2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Google Sans Text" fo:font-weight="bold" officeooo:paragraph-rsid="00082063" style:font-weight-asian="bold" style:font-weight-complex="bold"/>
    </style:style>
    <style:style style:name="P3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Google Sans Text"/>
    </style:style>
    <style:style style:name="P4" style:family="paragraph" style:parent-style-name="Text_20_body">
      <style:paragraph-properties fo:margin-top="0in" fo:margin-bottom="0.0972in" style:contextual-spacing="false" fo:line-height="114%" fo:padding="0in" fo:border="none"/>
      <style:text-properties style:font-name="Google Sans Text" officeooo:paragraph-rsid="00082063"/>
    </style:style>
    <style:style style:name="P5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/>
    </style:style>
    <style:style style:name="P6" style:family="paragraph" style:parent-style-name="Text_20_body" style:master-page-name="">
      <style:paragraph-properties fo:margin-left="0in" fo:margin-right="0in" fo:margin-top="0in" fo:margin-bottom="0.1665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officeooo:paragraph-rsid="00082063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fo:color="#1b1c1d" loext:opacity="100%" style:font-name="Google Sans Text" officeooo:rsid="00082063" officeooo:paragraph-rsid="00082063"/>
    </style:style>
    <style:style style:name="P8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="Google Sans Text" officeooo:rsid="00082063" officeooo:paragraph-rsid="00082063"/>
    </style:style>
    <style:style style:name="P9" style:family="paragraph" style:parent-style-name="Text_20_body">
      <style:text-properties fo:font-weight="bold"/>
    </style:style>
    <style:style style:name="P10" style:family="paragraph" style:parent-style-name="Text_20_body" style:list-style-name="L4">
      <style:text-properties fo:font-weight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</style:style>
    <style:style style:name="P12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3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4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</style:style>
    <style:style style:name="P15" style:family="paragraph" style:parent-style-name="Text_20_body" style:list-style-name="L2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82063"/>
    </style:style>
    <style:style style:name="P16" style:family="paragraph" style:parent-style-name="Text_20_body" style:list-style-name="L2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082063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082063"/>
    </style:style>
    <style:style style:name="P18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82063"/>
    </style:style>
    <style:style style:name="P19" style:family="paragraph" style:parent-style-name="Text_20_body" style:list-style-name="L3">
      <style:paragraph-properties fo:margin-left="0in" fo:margin-right="0in" fo:margin-top="0in" fo:margin-bottom="0in" style:contextual-spacing="false" fo:line-height="114%" fo:orphans="2" fo:widows="2" fo:text-indent="0in" style:auto-text-indent="false" fo:padding="0in" fo:border="none"/>
      <style:text-properties officeooo:paragraph-rsid="00082063"/>
    </style:style>
    <style:style style:name="P20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82063"/>
    </style:style>
    <style:style style:name="P21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82063"/>
    </style:style>
    <style:style style:name="P22" style:family="paragraph" style:parent-style-name="Text_20_body" style:list-style-name="L3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officeooo:paragraph-rsid="00082063"/>
    </style:style>
    <style:style style:name="P23" style:family="paragraph" style:parent-style-name="Text_20_body" style:list-style-name="L4"/>
    <style:style style:name="T1" style:family="text">
      <style:text-properties fo:font-weight="bold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b1c1d" loext:opacity="100%" style:font-name="Google Sans Text"/>
    </style:style>
    <style:style style:name="T5" style:family="text">
      <style:text-properties fo:color="#1b1c1d" loext:opacity="100%" style:font-name="Google Sans Text" fo:font-weight="bold" loext:padding="0in" loext:border="none"/>
    </style:style>
    <style:style style:name="T6" style:family="text">
      <style:text-properties fo:color="#1b1c1d" loext:opacity="100%" style:font-name="Google Sans Text" fo:font-weight="bold" officeooo:rsid="00082063" loext:padding="0in" loext:border="none"/>
    </style:style>
    <style:style style:name="T7" style:family="text">
      <style:text-properties fo:color="#1b1c1d" loext:opacity="100%" style:font-name="Google Sans Text" fo:font-style="italic" loext:padding="0in" loext:border="none"/>
    </style:style>
    <style:style style:name="T8" style:family="text">
      <style:text-properties fo:color="#1b1c1d" loext:opacity="100%" fo:font-weight="bold" loext:padding="0in" loext:border="none"/>
    </style:style>
    <style:style style:name="T9" style:family="text">
      <style:text-properties fo:color="#1b1c1d" loext:opacity="100%" fo:font-weight="bold" officeooo:rsid="00082063" loext:padding="0in" loext:border="none"/>
    </style:style>
    <style:style style:name="T10" style:family="text">
      <style:text-properties fo:color="#444746" loext:opacity="100%" style:font-name="Google Sans Text" loext:padding="0in" loext:border="none"/>
    </style:style>
    <style:style style:name="T11" style:family="text">
      <style:text-properties fo:color="#444746" loext:opacity="100%" style:font-name="Google Sans Text" fo:font-weight="bold" loext:padding="0in" loext:border="none"/>
    </style:style>
    <style:style style:name="T12" style:family="text">
      <style:text-properties fo:font-style="italic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053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053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053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53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2.02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51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3.00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99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48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97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model-response-message-contentr_aac7a6a73d49b6c6">
        <text:p text:style-name="P8"><text:span text:style-name="T1">Subject:</text:span> Final Project Proposal: Comparative Study of Vision-Based Robotic Sorting</text:p>
        <text:p text:style-name="P9">Dear Professor,</text:p>
        <text:p text:style-name="Text_20_body">For my final project, I plan to implement and compare two different methods for an autonomous sorting task.</text:p>
        <text:p text:style-name="Text_20_body"><text:span text:style-name="T1">Project Objective:</text:span> A <text:span text:style-name="Source_20_Text"><text:span text:style-name="T1">rtb.models.Panda()</text:span></text:span> arm, observed by a simulated camera, will autonomously sort "berries" (colored spheres) that appear at random locations on a tabletop. The robot must use its camera feed to locate the berries and place them into their corresponding color-coded bins.</text:p>
        <text:p text:style-name="Text_20_body"><text:span text:style-name="T1">Approach (The Core Comparison):</text:span> I will solve this problem in two distinct ways to compare a classical robotics approach against a modern machine learning one.</text:p>
        <text:list xml:id="list3081857848" text:style-name="L4">
          <text:list-item>
            <text:p text:style-name="P10">Method 1: Classical CV &amp; Motion Planning</text:p>
            <text:list>
              <text:list-item>
                <text:p text:style-name="P23"><text:span text:style-name="T1">Sensing:</text:span> I will use <text:span text:style-name="Source_20_Text">OpenCV</text:span> to process the camera image, using HSV color masking to find the pixel coordinates of each berry.</text:p>
              </text:list-item>
              <text:list-item>
                <text:p text:style-name="P23"><text:span text:style-name="T1">Control:</text:span> After translating pixel data to world coordinates, I will use standard <text:span text:style-name="Source_20_Text">roboticstoolbox</text:span> functions (like <text:span text:style-name="Source_20_Text">ikine_...</text:span>) to plan and execute explicit pick-and-place trajectories.</text:p>
              </text:list-item>
            </text:list>
          </text:list-item>
          <text:list-item>
            <text:p text:style-name="P10">Method 2: End-to-End Reinforcement Learning</text:p>
            <text:list>
              <text:list-item>
                <text:p text:style-name="P23"><text:span text:style-name="T1">Sensing &amp; Control:</text:span> I will use a <text:span text:style-name="T1">Convolutional Neural Network (</text:span><text:span text:style-name="Source_20_Text"><text:span text:style-name="T1">CnnPolicy</text:span></text:span><text:span text:style-name="T1">)</text:span> that takes the raw camera image as direct input.</text:p>
              </text:list-item>
              <text:list-item>
                <text:p text:style-name="P23"><text:span text:style-name="T1">Training:</text:span> The agent will be trained (using <text:span text:style-name="Source_20_Text">stable-baselines3</text:span>) in a headless <text:span text:style-name="Source_20_Text">swift</text:span> simulation to learn its <text:span text:style-name="T12">own</text:span> policy for both "seeing" the berries and "acting" to sort them, based on a reward function.</text:p>
              </text:list-item>
            </text:list>
          </text:list-item>
        </text:list>
        <text:p text:style-name="Text_20_body"><text:span text:style-name="T1">Tools:</text:span> This project will leverage the full suite of libraries we've used: <text:span text:style-name="Source_20_Text">roboticstoolbox</text:span>, <text:span text:style-name="Source_20_Text">spatialmath</text:span>, <text:span text:style-name="Source_20_Text">spatialgeometry</text:span>, and <text:span text:style-name="Source_20_Text">swift</text:span>, supplemented by <text:span text:style-name="Source_20_Text">OpenCV</text:span> and <text:span text:style-name="Source_20_Text">stable-baselines3</text:span>.</text:p>
        <text:p text:style-name="P7"><text:span text:style-name="T4"/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9T07:08:41.396547588</meta:creation-date>
    <dc:date>2025-11-09T07:20:09.185885829</dc:date>
    <meta:editing-duration>PT20S</meta:editing-duration>
    <meta:editing-cycles>1</meta:editing-cycles>
    <meta:document-statistic meta:table-count="0" meta:image-count="0" meta:object-count="0" meta:page-count="1" meta:paragraph-count="12" meta:word-count="236" meta:character-count="1545" meta:non-whitespace-character-count="1327"/>
    <meta:generator>LibreOffice/7.3.7.2$Linux_X86_64 LibreOffice_project/30$Build-2</meta:generator>
  </office:meta>
</office:document-meta>
</file>